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B0000000BA7E81D6F25DCEB8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537b" officeooo:paragraph-rsid="0002537b"/>
    </style:style>
    <style:style style:name="P2" style:family="paragraph" style:parent-style-name="Standard">
      <style:paragraph-properties fo:text-align="center" style:justify-single-word="false"/>
      <style:text-properties officeooo:rsid="0002537b" officeooo:paragraph-rsid="0002537b"/>
    </style:style>
    <style:style style:name="P3" style:family="paragraph" style:parent-style-name="Standard">
      <style:text-properties fo:font-style="italic" officeooo:rsid="0002537b" officeooo:paragraph-rsid="000404ce" style:font-style-asian="italic" style:font-style-complex="italic"/>
    </style:style>
    <style:style style:name="P4" style:family="paragraph" style:parent-style-name="Standard">
      <style:text-properties officeooo:rsid="0005875a" officeooo:paragraph-rsid="0005875a"/>
    </style:style>
    <style:style style:name="P5" style:family="paragraph" style:parent-style-name="Standard">
      <style:text-properties officeooo:rsid="0005875a" officeooo:paragraph-rsid="000cb07e"/>
    </style:style>
    <style:style style:name="P6" style:family="paragraph" style:parent-style-name="Standard">
      <style:paragraph-properties fo:text-align="center" style:justify-single-word="false"/>
      <style:text-properties fo:font-size="10pt" officeooo:rsid="0005875a" officeooo:paragraph-rsid="0005875a" style:font-size-asian="10pt" style:font-size-complex="10pt"/>
    </style:style>
    <style:style style:name="P7" style:family="paragraph" style:parent-style-name="Standard">
      <style:text-properties officeooo:rsid="0008a0a9" officeooo:paragraph-rsid="0008a0a9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officeooo:paragraph-rsid="0008a0a9" style:font-size-asian="8pt" style:font-size-complex="8pt"/>
    </style:style>
    <style:style style:name="P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officeooo:paragraph-rsid="0008def5" style:font-size-asian="8pt" style:font-size-complex="8pt"/>
    </style:style>
    <style:style style:name="P13" style:family="paragraph" style:parent-style-name="Standard">
      <style:text-properties fo:font-size="8pt" officeooo:rsid="0008a0a9" style:font-size-asian="8pt" style:font-size-complex="8pt"/>
    </style:style>
    <style:style style:name="P14" style:family="paragraph" style:parent-style-name="Standard">
      <style:text-properties officeooo:rsid="000937e6" officeooo:paragraph-rsid="000b05a2"/>
    </style:style>
    <style:style style:name="P15" style:family="paragraph" style:parent-style-name="Standard">
      <style:text-properties officeooo:rsid="000ea56f" officeooo:paragraph-rsid="000ea56f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66ff00"/>
      <style:paragraph-properties fo:text-align="center"/>
    </style:style>
    <style:style style:name="P19" style:family="paragraph">
      <loext:graphic-properties draw:fill-color="#ff66ff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009900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00cccc"/>
      <style:paragraph-properties fo:text-align="center"/>
    </style:style>
    <style:style style:name="P24" style:family="paragraph">
      <loext:graphic-properties draw:fill-color="#ff9900"/>
      <style:paragraph-properties fo:text-align="center"/>
    </style:style>
    <style:style style:name="T1" style:family="text">
      <style:text-properties officeooo:rsid="0007404a"/>
    </style:style>
    <style:style style:name="T2" style:family="text">
      <style:text-properties officeooo:rsid="0008a0a9"/>
    </style:style>
    <style:style style:name="T3" style:family="text">
      <style:text-properties fo:color="#400bd9" style:font-name="Menlo-Regular"/>
    </style:style>
    <style:style style:name="T4" style:family="text">
      <style:text-properties fo:color="#c1651c" style:font-name="Menlo-Regular"/>
    </style:style>
    <style:style style:name="T5" style:family="text">
      <style:text-properties fo:color="#c1651c" style:font-name="Menlo-Regular" officeooo:rsid="0008a0a9"/>
    </style:style>
    <style:style style:name="T6" style:family="text">
      <style:text-properties fo:color="#c1651c" style:font-name="Menlo-Regular" officeooo:rsid="0008def5"/>
    </style:style>
    <style:style style:name="T7" style:family="text">
      <style:text-properties fo:color="#000000" style:font-name="Menlo-Regular"/>
    </style:style>
    <style:style style:name="T8" style:family="text">
      <style:text-properties fo:color="#000000" style:font-name="Menlo-Regular" officeooo:rsid="0008a0a9"/>
    </style:style>
    <style:style style:name="T9" style:family="text">
      <style:text-properties fo:color="#000000" style:font-name="Menlo-Regular" officeooo:rsid="0008def5"/>
    </style:style>
    <style:style style:name="T10" style:family="text">
      <style:text-properties fo:color="#000000" style:font-name="Menlo-Regular" fo:font-size="8pt" style:font-size-asian="8pt" style:font-size-complex="8pt"/>
    </style:style>
    <style:style style:name="T11" style:family="text">
      <style:text-properties fo:color="#2eaebb" style:font-name="Menlo-Regular"/>
    </style:style>
    <style:style style:name="T12" style:family="text">
      <style:text-properties fo:color="#2eaebb" style:font-name="Menlo-Regular" officeooo:rsid="0008a0a9"/>
    </style:style>
    <style:style style:name="T13" style:family="text">
      <style:text-properties fo:color="#b42419" style:font-name="Menlo-Regular"/>
    </style:style>
    <style:style style:name="T14" style:family="text">
      <style:text-properties officeooo:rsid="0008def5"/>
    </style:style>
    <style:style style:name="T15" style:family="text">
      <style:text-properties officeooo:rsid="000937e6"/>
    </style:style>
    <style:style style:name="T16" style:family="text">
      <style:text-properties officeooo:rsid="000b05a2"/>
    </style:style>
    <style:style style:name="T17" style:family="text">
      <style:text-properties officeooo:rsid="000cb07e"/>
    </style:style>
    <style:style style:name="T18" style:family="text">
      <style:text-properties officeooo:rsid="000f55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3333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66ff00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66ff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ff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9900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00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cccc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9900" draw:textarea-horizontal-align="justify" draw:textarea-vertical-align="middle" draw:auto-grow-height="false" fo:min-height="0.1508in" fo:min-width="0.15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cal Optimal Safety Theory</text:p>
      <text:p text:style-name="P2">by Sven Nilsen, 2018</text:p>
      <text:p text:style-name="P1"/>
      <text:p text:style-name="P3">In this paper I represent a decision theory for local optimal safety called “Local Optimal Safety Theory” (LOST) assuming perfect information about the environment. The decision theory is described formally by a higher order function returning the decision algorithm for the optimal safe agent. A LOST agent uses bounded search for the minimum amount of steps required to reach a <text:span text:style-name="T1">safe or a</text:span>n unsafe state. The decision at <text:span text:style-name="T14">each</text:span> <text:span text:style-name="T14">time </text:span>step is simply to: Maximize the unsafe minimum distance at <text:span text:style-name="T14">next </text:span>time step when safe, and minimize the safe minimum distance at <text:span text:style-name="T14">next </text:span>time step when unsafe.</text:p>
      <text:p text:style-name="P1"><draw:frame text:anchor-type="paragraph" draw:z-index="2" draw:name="Shape2" draw:style-name="gr2" draw:text-style-name="P17" svg:width="0.7614in" svg:height="0.2567in" svg:x="4.9283in" svg:y="0.1839in"><draw:text-box><text:p>Go right</text:p></draw:text-box></draw:frame></text:p>
      <text:p text:style-name="P1"><draw:frame draw:style-name="fr1" draw:name="Image1" text:anchor-type="paragraph" svg:width="2.0374in" svg:height="2.0374in" draw:z-index="0"><draw:image xlink:href="Pictures/100002010000000B0000000BA7E81D6F25DCEB8F.png" xlink:type="simple" xlink:show="embed" xlink:actuate="onLoad"/></draw:frame><draw:custom-shape text:anchor-type="paragraph" draw:z-index="1" draw:name="Shape1" draw:style-name="gr1" draw:text-style-name="P16" svg:width="0.1512in" svg:height="0.1512in" svg:x="4.7055in" svg:y="0.0055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Shape1" draw:style-name="gr3" draw:text-style-name="P18" svg:width="0.1512in" svg:height="0.1512in" svg:x="4.7055in" svg:y="0.0571in"><text:p/><draw:enhanced-geometry svg:viewBox="0 0 21600 21600" draw:type="rectangle" draw:enhanced-path="M 0 0 L 21600 0 21600 21600 0 21600 0 0 Z N"/></draw:custom-shape><draw:frame text:anchor-type="paragraph" draw:z-index="4" draw:name="Shape2" draw:style-name="gr2" draw:text-style-name="P17" svg:width="0.7614in" svg:height="0.2567in" svg:x="4.9283in" svg:y="0.0571in"><draw:text-box><text:p>Go left</text:p></draw:text-box></draw:frame></text:p>
      <text:p text:style-name="P1"><draw:custom-shape text:anchor-type="paragraph" draw:z-index="5" draw:name="Shape1" draw:style-name="gr4" draw:text-style-name="P19" svg:width="0.1512in" svg:height="0.1512in" svg:x="4.7055in" svg:y="0.1217in"><text:p/><draw:enhanced-geometry svg:viewBox="0 0 21600 21600" draw:type="rectangle" draw:enhanced-path="M 0 0 L 21600 0 21600 21600 0 21600 0 0 Z N"/></draw:custom-shape><draw:frame text:anchor-type="paragraph" draw:z-index="6" draw:name="Shape2" draw:style-name="gr2" draw:text-style-name="P17" svg:width="0.7614in" svg:height="0.2567in" svg:x="4.9283in" svg:y="0.1217in"><draw:text-box><text:p>Go down</text:p></draw:text-box></draw:frame></text:p>
      <text:p text:style-name="P1"><draw:custom-shape text:anchor-type="paragraph" draw:z-index="7" draw:name="Shape1" draw:style-name="gr5" draw:text-style-name="P20" svg:width="0.1512in" svg:height="0.1512in" svg:x="4.7055in" svg:y="0.1862in"><text:p/><draw:enhanced-geometry svg:viewBox="0 0 21600 21600" draw:type="rectangle" draw:enhanced-path="M 0 0 L 21600 0 21600 21600 0 21600 0 0 Z N"/></draw:custom-shape><draw:frame text:anchor-type="paragraph" draw:z-index="8" draw:name="Shape2" draw:style-name="gr2" draw:text-style-name="P17" svg:width="0.7614in" svg:height="0.2567in" svg:x="4.9283in" svg:y="0.1862in"><draw:text-box><text:p>Go up</text:p></draw:text-box></draw:frame></text:p>
      <text:p text:style-name="P1"/>
      <text:p text:style-name="P1"><draw:custom-shape text:anchor-type="paragraph" draw:z-index="9" draw:name="Shape1" draw:style-name="gr6" draw:text-style-name="P21" svg:width="0.1512in" svg:height="0.1512in" svg:x="4.7055in" svg:y="0.0591in"><text:p/><draw:enhanced-geometry svg:viewBox="0 0 21600 21600" draw:type="rectangle" draw:enhanced-path="M 0 0 L 21600 0 21600 21600 0 21600 0 0 Z N"/></draw:custom-shape><draw:frame text:anchor-type="paragraph" draw:z-index="10" draw:name="Shape2" draw:style-name="gr7" draw:text-style-name="P17" svg:width="1.024in" svg:height="0.2157in" svg:x="4.9283in" svg:y="0.0591in"><draw:text-box><text:p>Go left-down</text:p></draw:text-box></draw:frame></text:p>
      <text:p text:style-name="P1"><draw:custom-shape text:anchor-type="paragraph" draw:z-index="11" draw:name="Shape1" draw:style-name="gr8" draw:text-style-name="P22" svg:width="0.1512in" svg:height="0.1512in" svg:x="4.7055in" svg:y="0.1283in"><text:p/><draw:enhanced-geometry svg:viewBox="0 0 21600 21600" draw:type="rectangle" draw:enhanced-path="M 0 0 L 21600 0 21600 21600 0 21600 0 0 Z N"/></draw:custom-shape><draw:frame text:anchor-type="paragraph" draw:z-index="12" draw:name="Shape2" draw:style-name="gr7" draw:text-style-name="P17" svg:width="1.024in" svg:height="0.2157in" svg:x="4.9283in" svg:y="0.1283in"><draw:text-box><text:p>Go right-down</text:p></draw:text-box></draw:frame></text:p>
      <text:p text:style-name="P1"/>
      <text:p text:style-name="P1"><draw:custom-shape text:anchor-type="paragraph" draw:z-index="13" draw:name="Shape1" draw:style-name="gr9" draw:text-style-name="P23" svg:width="0.1512in" svg:height="0.1512in" svg:x="4.7055in" svg:y="0.0071in"><text:p/><draw:enhanced-geometry svg:viewBox="0 0 21600 21600" draw:type="rectangle" draw:enhanced-path="M 0 0 L 21600 0 21600 21600 0 21600 0 0 Z N"/></draw:custom-shape><draw:frame text:anchor-type="paragraph" draw:z-index="14" draw:name="Shape2" draw:style-name="gr7" draw:text-style-name="P17" svg:width="1.024in" svg:height="0.2157in" svg:x="4.9283in" svg:y="0.0071in"><draw:text-box><text:p>Go left-up</text:p></draw:text-box></draw:frame></text:p>
      <text:p text:style-name="P1"><draw:custom-shape text:anchor-type="paragraph" draw:z-index="15" draw:name="Shape1" draw:style-name="gr10" draw:text-style-name="P24" svg:width="0.1512in" svg:height="0.1512in" svg:x="4.7118in" svg:y="0.0783in"><text:p/><draw:enhanced-geometry svg:viewBox="0 0 21600 21600" draw:type="rectangle" draw:enhanced-path="M 0 0 L 21600 0 21600 21600 0 21600 0 0 Z N"/></draw:custom-shape><draw:frame text:anchor-type="paragraph" draw:z-index="16" draw:name="Shape2" draw:style-name="gr7" draw:text-style-name="P17" svg:width="1.024in" svg:height="0.2157in" svg:x="4.9346in" svg:y="0.0783in"><draw:text-box><text:p>Go right-up</text:p></draw:text-box></draw:frame></text:p>
      <text:p text:style-name="P1"/>
      <text:p text:style-name="P6">A color map displaying decisions made by a pixel world LOST agent <text:span text:style-name="T15">programmed </text:span>to stay inside a circle.</text:p>
      <text:p text:style-name="P4"/>
      <text:p text:style-name="P4">Local Optimal Safety Theory <text:span text:style-name="T15">(LOST)</text:span> is defined as following:</text:p>
      <text:p text:style-name="P4"/>
      <text:p text:style-name="P4"><text:tab/>f : S → bool<text:tab/><text:tab/>A function returning `true` when a state is unsafe</text:p>
      <text:p text:style-name="P4"><text:tab/>c : S → [S]<text:tab/><text:tab/>A decision function returning available states from a given state</text:p>
      <text:p text:style-name="P4"/>
      <text:p text:style-name="P4"><text:tab/><text:span text:style-name="T2">lost : (S → bool) ⨯ (S → [S]) ⨯ nat → (S → S)</text:span></text:p>
      <text:p text:style-name="P5"><text:tab/><text:span text:style-name="T14">steps : (S → bool) ⨯ (S → [S]) ⨯ nat → nat</text:span></text:p>
      <text:p text:style-name="P4"/>
      <text:p text:style-name="P7"><text:span text:style-name="T17">`lost` uses `where` ala “secrets” in Dyon for arg-min (Modified Dyon code for clarity in definitions)</text:span>:</text:p>
      <text:p text:style-name="P10"><text:span text:style-name="T3"/></text:p>
      <text:p text:style-name="P12"><text:span text:style-name="T11"><text:s text:c="4"/>lost</text:span><text:span text:style-name="T7">(</text:span><text:span text:style-name="T4">f:</text:span><text:span text:style-name="T7"> </text:span><text:span text:style-name="T5">S</text:span><text:span text:style-name="T7"> </text:span><text:span text:style-name="T4">-</text:span><text:span text:style-name="T7">&gt; bool, </text:span><text:span text:style-name="T4">c:</text:span><text:span text:style-name="T7"> </text:span><text:span text:style-name="T5">S</text:span><text:span text:style-name="T7"> </text:span><text:span text:style-name="T4">-</text:span><text:span text:style-name="T7">&gt; [</text:span><text:span text:style-name="T5">S</text:span><text:span text:style-name="T7">], </text:span><text:span text:style-name="T4">n:</text:span><text:span text:style-name="T7"> </text:span><text:span text:style-name="T8">nat</text:span><text:span text:style-name="T7">) </text:span><text:span text:style-name="T5">=</text:span><text:span text:style-name="T7"> \(</text:span><text:span text:style-name="T4">x:</text:span><text:span text:style-name="T7"> </text:span><text:span text:style-name="T5">S</text:span><text:span text:style-name="T7">) = {</text:span></text:p>
      <text:p text:style-name="P12"><text:span text:style-name="T7"><text:s text:c="8"/>cx </text:span><text:span text:style-name="T4">:=</text:span><text:span text:style-name="T7"> </text:span><text:span text:style-name="T11">c</text:span><text:span text:style-name="T7">(x)</text:span></text:p>
      <text:p text:style-name="P11"><text:span text:style-name="T7"><text:s text:c="8"/>m </text:span><text:span text:style-name="T4">:=</text:span><text:span text:style-name="T7"> </text:span><text:span text:style-name="T4">if</text:span><text:span text:style-name="T7"> </text:span><text:span text:style-name="T11">f</text:span><text:span text:style-name="T7">(x) {</text:span><text:span text:style-name="T4">min</text:span><text:span text:style-name="T7"> i {</text:span><text:span text:style-name="T11">steps</text:span><text:span text:style-name="T7">(\(x) = !</text:span><text:span text:style-name="T11">f</text:span><text:span text:style-name="T7">(x), c, n, cx[i])}} </text:span><text:span text:style-name="T4">else</text:span><text:span text:style-name="T7"> {</text:span><text:span text:style-name="T4">max</text:span><text:span text:style-name="T7"> i {</text:span><text:span text:style-name="T11">steps</text:span><text:span text:style-name="T7">(f, c, n, cx[i])}}</text:span></text:p>
      <text:p text:style-name="P11"><text:span text:style-name="T7"><text:s text:c="8"/></text:span><text:span text:style-name="T4">if</text:span><text:span text:style-name="T7"> </text:span><text:span text:style-name="T11">is_nan</text:span><text:span text:style-name="T7">(m) {x} </text:span><text:span text:style-name="T4">else</text:span><text:span text:style-name="T7"> {cx[</text:span><text:span text:style-name="T11">where</text:span><text:span text:style-name="T7">(m)[</text:span><text:span text:style-name="T13">0</text:span><text:span text:style-name="T7">]]}</text:span></text:p>
      <text:p text:style-name="P8"><text:span text:style-name="T10"><text:s text:c="4"/>}</text:span></text:p>
      <text:p text:style-name="P9"><text:span text:style-name="T12"/></text:p>
      <text:p text:style-name="P9"><text:span text:style-name="T12"><text:s text:c="4"/>steps</text:span><text:span text:style-name="T8">(</text:span><text:span text:style-name="T4">f:</text:span><text:span text:style-name="T7"> </text:span><text:span text:style-name="T6">S</text:span><text:span text:style-name="T7"> </text:span><text:span text:style-name="T4">-</text:span><text:span text:style-name="T7">&gt; bool, </text:span><text:span text:style-name="T4">c:</text:span><text:span text:style-name="T7"> </text:span><text:span text:style-name="T6">S</text:span><text:span text:style-name="T7"> </text:span><text:span text:style-name="T4">-</text:span><text:span text:style-name="T7">&gt; [</text:span><text:span text:style-name="T6">S</text:span><text:span text:style-name="T7">], </text:span><text:span text:style-name="T4">n:</text:span><text:span text:style-name="T7"> </text:span><text:span text:style-name="T9">nat</text:span><text:span text:style-name="T7">, </text:span><text:span text:style-name="T4">x:</text:span><text:span text:style-name="T7"> </text:span><text:span text:style-name="T6">S</text:span><text:span text:style-name="T7">) </text:span><text:span text:style-name="T6">=</text:span><text:span text:style-name="T7"> {</text:span></text:p>
      <text:p text:style-name="P11"><text:span text:style-name="T7"><text:s text:c="8"/></text:span><text:span text:style-name="T4">if</text:span><text:span text:style-name="T7"> </text:span><text:span text:style-name="T11">f</text:span><text:span text:style-name="T7">(x) {</text:span><text:span text:style-name="T4">return</text:span><text:span text:style-name="T7"> </text:span><text:span text:style-name="T13">0</text:span><text:span text:style-name="T7">} </text:span><text:span text:style-name="T6">else i</text:span><text:span text:style-name="T4">f</text:span><text:span text:style-name="T7"> n &lt;= </text:span><text:span text:style-name="T13">0</text:span><text:span text:style-name="T7"> {</text:span><text:span text:style-name="T4">return</text:span><text:span text:style-name="T7"> </text:span><text:span text:style-name="T11">nan</text:span><text:span text:style-name="T9">()</text:span><text:span text:style-name="T7">}</text:span></text:p>
      <text:p text:style-name="P11"><text:span text:style-name="T7"><text:s text:c="8"/>cx </text:span><text:span text:style-name="T4">:=</text:span><text:span text:style-name="T7"> </text:span><text:span text:style-name="T11">c</text:span><text:span text:style-name="T7">(x)</text:span></text:p>
      <text:p text:style-name="P11"><text:span text:style-name="T7"><text:s text:c="8"/></text:span><text:span text:style-name="T4">min</text:span><text:span text:style-name="T7"> i {</text:span><text:span text:style-name="T11">steps</text:span><text:span text:style-name="T7">(f, c, n </text:span><text:span text:style-name="T4">- </text:span><text:span text:style-name="T13">1</text:span><text:span text:style-name="T7">, cx[i])} </text:span><text:span text:style-name="T4">+ </text:span><text:span text:style-name="T13">1</text:span></text:p>
      <text:p text:style-name="P13"><text:span text:style-name="T7"><text:s text:c="4"/>}</text:span></text:p>
      <text:p text:style-name="Standard"/>
      <text:p text:style-name="P14">LOST agents will seek local optimal safety. <text:span text:style-name="T16">A</text:span> LOST agent <text:span text:style-name="T16">is</text:span> scared of crossing “bridges”, because <text:span text:style-name="T16">the risk of “falling down” increases temporarily when crossing, in case the agent loses its own mind.</text:span></text:p>
      <text:p text:style-name="P14"/>
      <text:p text:style-name="P15">A LOST agent might “panic” when there are few choices (action gradient collapses into local cycles). <text:span text:style-name="T18">This happens because there is not enough information to prioritize a choice among equal alternativ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0:46:45.233577000</meta:creation-date>
    <dc:date>2018-09-06T12:43:20.826698000</dc:date>
    <meta:editing-duration>PT10M11S</meta:editing-duration>
    <meta:editing-cycles>2</meta:editing-cycles>
    <meta:generator>LibreOffice/5.1.2.2$MacOSX_X86_64 LibreOffice_project/d3bf12ecb743fc0d20e0be0c58ca359301eb705f</meta:generator>
    <meta:document-statistic meta:table-count="0" meta:image-count="1" meta:object-count="0" meta:page-count="1" meta:paragraph-count="22" meta:word-count="351" meta:character-count="1933" meta:non-whitespace-character-count="1534"/>
  </office:meta>
</office:document-meta>
</file>